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50%" fo:text-align="justify" style:justify-single-word="false"/>
    </style:style>
    <style:style style:name="P2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6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1.249cm" style:auto-text-indent="false"/>
    </style:style>
    <style:style style:name="P10" style:family="paragraph" style:parent-style-name="Normal_20__28_Web_29_" style:master-page-name="Standard">
      <style:paragraph-properties fo:line-height="150%"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language="es" fo:country="AR" style:font-name-complex="Arial"/>
    </style:style>
    <style:style style:name="T8" style:family="text">
      <style:text-properties style:font-name="Arial" fo:language="es" fo:country="AR" style:font-name-asian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-asian="Arial"/>
    </style:style>
    <style:style style:name="T11" style:family="text">
      <style:text-properties style:font-name-complex="Tahoma"/>
    </style:style>
    <style:style style:name="T12" style:family="text">
      <style:text-properties fo:color="#000000" style:font-name="Tahoma" style:font-name-complex="Tahoma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style:font-name-asian="Arial" style:font-name-complex="Arial"/>
    </style:style>
    <style:style style:name="T15" style:family="text">
      <style:text-properties fo:color="#000000" style:font-name="Arial" fo:font-size="12pt" style:font-size-asian="12pt" style:font-name-complex="Arial" style:font-size-complex="12pt"/>
    </style:style>
    <style:style style:name="T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18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$n_juzgado</text:p>
      <text:p text:style-name="P1"><text:span text:style-name="T2">ACOMPAÑA</text:span><text:span text:style-name="T3"> </text:span><text:span text:style-name="T2">REPORTE.</text:span><text:span text:style-name="T3"> </text:span><text:span text:style-name="T2">DENUNCIA</text:span><text:span text:style-name="T3"> </text:span><text:span text:style-name="T2">BIENES.</text:span><text:span text:style-name="T3"> </text:span><text:span text:style-name="T2">SOLICITA</text:span><text:span text:style-name="T3"> </text:span><text:span text:style-name="T2">EMBARGO.-</text:span></text:p>
      <text:p text:style-name="P4"/>
      <text:p text:style-name="P4">Señor<text:span text:style-name="T10"> </text:span>Juez:</text:p>
      <text:p text:style-name="P12"><text:span text:style-name="T12">$abogado_descripcion</text:span><text:span text:style-name="T13">,</text:span><text:span text:style-name="T14"> </text:span><text:span text:style-name="T13">en</text:span><text:span text:style-name="T14"> </text:span><text:span text:style-name="T13">mi</text:span><text:span text:style-name="T14"> </text:span><text:span text:style-name="T13">carácter</text:span><text:span text:style-name="T14"> </text:span><text:span text:style-name="T13">de</text:span><text:span text:style-name="T14"> </text:span><text:span text:style-name="T13">apoderado</text:span><text:span text:style-name="T14"> </text:span><text:span text:style-name="T13">de</text:span><text:span text:style-name="T14"> </text:span><text:span text:style-name="T12">$nombre_empresa</text:span><text:span text:style-name="T13">.,</text:span><text:span text:style-name="T14"> </text:span><text:span text:style-name="T13">con</text:span><text:span text:style-name="T14"> </text:span><text:span text:style-name="T13">el</text:span><text:span text:style-name="T14"> </text:span><text:span text:style-name="T13">domicilio</text:span><text:span text:style-name="T14"> </text:span><text:span text:style-name="T13">constituido</text:span><text:span text:style-name="T14"> </text:span><text:span text:style-name="T13">en</text:span><text:span text:style-name="T14"> </text:span><text:span text:style-name="T13">autos</text:span><text:span text:style-name="T14"> </text:span><text:span text:style-name="T13">en</text:span><text:span text:style-name="T14"> </text:span><text:span text:style-name="T13">calle</text:span><text:span text:style-name="T14"> </text:span><text:span text:style-name="T13">48</text:span><text:span text:style-name="T14"> </text:span><text:span text:style-name="T13">Nº</text:span><text:span text:style-name="T14"> </text:span><text:span text:style-name="T13">726,</text:span><text:span text:style-name="T14"> </text:span><text:span text:style-name="T13">5º</text:span><text:span text:style-name="T14"> </text:span><text:span text:style-name="T13">Piso</text:span><text:span text:style-name="T14"> <text:s/></text:span><text:span text:style-name="T13">de</text:span><text:span text:style-name="T14"> </text:span><text:span text:style-name="T13">La</text:span><text:span text:style-name="T14"> </text:span><text:span text:style-name="T13">Plata,</text:span><text:span text:style-name="T8"> </text:span><text:span text:style-name="T7">en</text:span><text:span text:style-name="T8"> </text:span><text:span text:style-name="T7">los</text:span><text:span text:style-name="T8"> </text:span><text:span text:style-name="T7">autos</text:span><text:span text:style-name="T8"> </text:span><text:span text:style-name="T7">caratulados</text:span><text:span text:style-name="T8"> “</text:span><text:span text:style-name="T12">$nombre_empresa</text:span><text:span text:style-name="T13">.</text:span><text:span text:style-name="T14"> </text:span><text:span text:style-name="T13">c/</text:span><text:span text:style-name="T8"> <text:s text:c="16"/></text:span><text:span text:style-name="T12">$nombreCliente</text:span><text:span text:style-name="T9"> </text:span><text:span text:style-name="T13">s/</text:span><text:span text:style-name="T14"> </text:span><text:span text:style-name="T13">Cobro</text:span><text:span text:style-name="T14"> </text:span><text:span text:style-name="T13">Ejecutivo</text:span><text:span text:style-name="T14">” </text:span><text:span text:style-name="T6">a</text:span><text:span text:style-name="T9"> </text:span><text:span text:style-name="T6">V.</text:span><text:span text:style-name="T9"> </text:span><text:span text:style-name="T6">S.</text:span><text:span text:style-name="T9"> </text:span><text:span text:style-name="T6">digo:</text:span></text:p>
      <text:p text:style-name="P13"/>
      <text:p text:style-name="P7"><text:span text:style-name="T2">I.-</text:span><text:span text:style-name="T5"> </text:span><text:span text:style-name="T4">Que</text:span><text:span text:style-name="T5"> </text:span><text:span text:style-name="T4">vengo</text:span><text:span text:style-name="T5"> </text:span><text:span text:style-name="T4">por</text:span><text:span text:style-name="T5"> </text:span><text:span text:style-name="T4">el</text:span><text:span text:style-name="T5"> </text:span><text:span text:style-name="T4">presente</text:span><text:span text:style-name="T5"> </text:span><text:span text:style-name="T4">a</text:span><text:span text:style-name="T5"> </text:span><text:span text:style-name="T4">acompañar</text:span><text:span text:style-name="T5"> </text:span><text:span text:style-name="T4">reporte</text:span><text:span text:style-name="T5"> </text:span><text:span text:style-name="T4">donde</text:span><text:span text:style-name="T5"> </text:span><text:span text:style-name="T4">consta</text:span><text:span text:style-name="T5"> </text:span><text:span text:style-name="T4">que</text:span><text:span text:style-name="T5"> </text:span><text:span text:style-name="T4">el</text:span><text:span text:style-name="T5"> </text:span><text:span text:style-name="T4">Sr.</text:span><text:span text:style-name="T9"> </text:span><text:span text:style-name="T15">$nombreCliente</text:span><text:span text:style-name="T16"> </text:span><text:span text:style-name="T15">es</text:span><text:span text:style-name="T16"> </text:span><text:span text:style-name="T15">titular</text:span><text:span text:style-name="T16"> </text:span><text:span text:style-name="T15">de</text:span><text:span text:style-name="T16"> </text:span><text:span text:style-name="T15">dominio</text:span><text:span text:style-name="T16"> </text:span><text:span text:style-name="T15">de</text:span><text:span text:style-name="T4">:</text:span><text:span text:style-name="T5"> <text:s/></text:span><text:span text:style-name="T15">$textoLibre_1</text:span><text:span text:style-name="T16"> </text:span></text:p>
      <text:p text:style-name="P9"><text:span text:style-name="T18"><text:s text:c="10"/></text:span><text:span text:style-name="T17">II.-</text:span><text:span text:style-name="T15">Que</text:span><text:span text:style-name="T16"> </text:span><text:span text:style-name="T15">atento</text:span><text:span text:style-name="T16"> </text:span><text:span text:style-name="T15">el</text:span><text:span text:style-name="T16"> </text:span><text:span text:style-name="T15">embargo</text:span><text:span text:style-name="T16"> </text:span><text:span text:style-name="T15">decretado</text:span><text:span text:style-name="T16"> </text:span><text:span text:style-name="T15">y</text:span><text:span text:style-name="T16"> </text:span><text:span text:style-name="T15">los</text:span><text:span text:style-name="T16"> </text:span><text:span text:style-name="T15">bienes</text:span><text:span text:style-name="T16"> </text:span><text:span text:style-name="T15">denunciados,</text:span><text:span text:style-name="T16"> </text:span><text:span text:style-name="T15">solicito</text:span><text:span text:style-name="T5"> </text:span><text:span text:style-name="T4">se</text:span><text:span text:style-name="T5"> </text:span><text:span text:style-name="T4">ordene</text:span><text:span text:style-name="T5"> </text:span><text:span text:style-name="T4">trabar</text:span><text:span text:style-name="T5"> </text:span><text:span text:style-name="T4">embargo</text:span><text:span text:style-name="T5"> </text:span><text:span text:style-name="T4">sobre</text:span><text:span text:style-name="T5"> </text:span><text:span text:style-name="T4">los</text:span><text:span text:style-name="T5"> </text:span><text:span text:style-name="T4">bienes</text:span><text:span text:style-name="T5"> </text:span><text:span text:style-name="T4">antes</text:span><text:span text:style-name="T5"> </text:span><text:span text:style-name="T4">denunciados,</text:span><text:span text:style-name="T5"> </text:span><text:span text:style-name="T4">ordenándose</text:span><text:span text:style-name="T5"> </text:span><text:span text:style-name="T4">a</text:span><text:span text:style-name="T5"> </text:span><text:span text:style-name="T4">tal</text:span><text:span text:style-name="T5"> </text:span><text:span text:style-name="T4">fin</text:span><text:span text:style-name="T5"> </text:span><text:span text:style-name="T4">el</text:span><text:span text:style-name="T5"> </text:span><text:span text:style-name="T4">libramiento</text:span><text:span text:style-name="T5"> </text:span><text:span text:style-name="T4">de</text:span><text:span text:style-name="T5"> </text:span><text:span text:style-name="T4">los</text:span><text:span text:style-name="T5"> </text:span><text:span text:style-name="T4">oficios</text:span><text:span text:style-name="T5"> </text:span><text:span text:style-name="T4">de</text:span><text:span text:style-name="T5"> </text:span><text:span text:style-name="T4">estilo.-</text:span></text:p>
      <text:p text:style-name="P8"><text:s text:c="3"/></text:p>
      <text:p text:style-name="P3">PROVEER<text:span text:style-name="T10"> </text:span>DE<text:span text:style-name="T10"> </text:span>CONFORMIDAD</text:p>
      <text:p text:style-name="P3">SERA<text:span text:style-name="T10"> </text:span>JUSTICIA</text:p>
      <text:p text:style-name="P2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05-06T16:57:00</meta:creation-date>
    <dc:creator>geraldine</dc:creator>
    <dc:date>2012-05-06T17:01:00</dc:date>
    <meta:print-date>2012-03-05T19:26:00</meta:print-date>
    <meta:editing-cycles>3</meta:editing-cycles>
    <meta:editing-duration>PT3M</meta:editing-duration>
    <meta:document-statistic meta:table-count="0" meta:image-count="0" meta:object-count="0" meta:page-count="1" meta:paragraph-count="9" meta:word-count="103" meta:character-count="708" meta:non-whitespace-character-count="581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